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4F0000020E503E6C03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201cm" svg:height="0.469cm" svg:x="3.438cm" svg:y="3.3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7.989cm" svg:height="7.111cm" svg:x="0.459cm" svg:y="0.246cm">
          <draw:image xlink:href="Pictures/200000020000024F0000020E503E6C03.eps" xlink:type="simple" xlink:show="embed" xlink:actuate="onLoad">
            <text:p/>
          </draw:image>
        </draw:frame>
        <draw:frame draw:style-name="gr1" draw:layer="layout" svg:width="0.59cm" svg:height="0.469cm" svg:x="4.343cm" svg:y="0.1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19cm" svg:height="0.469cm" svg:x="5.732cm" svg:y="0.1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06cm" svg:height="0.469cm" svg:x="0.943cm" svg:y="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421cm" svg:height="0.469cm" svg:x="2.483cm" svg:y="4.5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269cm" svg:height="0.356cm" svg:x="4.643cm" svg:y="1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.373cm" svg:height="0.36cm" svg:x="3.958cm" svg:y="6.6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4cm" svg:height="0.469cm" svg:x="2.702cm" svg:y="6.56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1.819cm" svg:height="0.696cm" svg:x="6.8cm" svg:y="1.941cm">
          <draw:text-box>
            <text:p text:style-name="P2"><text:span text:style-name="T1">داخلی حاصل</text:span></text:p>
          </draw:text-box>
        </draw:frame>
        <draw:frame draw:style-name="gr4" draw:text-style-name="P3" draw:layer="layout" svg:width="2.53cm" svg:height="0.696cm" svg:x="4.121cm" svg:y="1.339cm">
          <draw:text-box>
            <text:p text:style-name="P2"><text:span text:style-name="T1">چار بِٹ ثنائی جمع کار</text:span></text:p>
          </draw:text-box>
        </draw:frame>
        <draw:frame draw:style-name="gr4" draw:text-style-name="P3" draw:layer="layout" svg:width="2.53cm" svg:height="0.696cm" svg:x="3.401cm" svg:y="5.09cm">
          <draw:text-box>
            <text:p text:style-name="P2"><text:span text:style-name="T1">چار بِٹ ثنائی جمع کار</text:span></text:p>
          </draw:text-box>
        </draw:frame>
        <draw:custom-shape draw:style-name="gr5" draw:text-style-name="P1" draw:layer="layout" svg:width="0.251cm" svg:height="0.954cm" draw:transform="rotate (1.5707963267946) translate (4.127cm 0.855cm)">
          <text:p/>
          <draw:enhanced-geometry svg:viewBox="0 0 21600 21600" draw:glue-points="0 0 0 21600 21600 10800" draw:text-areas="0 ?f9 7800 ?f10" draw:type="right-brace" draw:modifiers="1800 11195.81151832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1cm" svg:height="0.954cm" draw:transform="rotate (1.5707963267946) translate (5.483cm 0.856cm)">
          <text:p/>
          <draw:enhanced-geometry svg:viewBox="0 0 21600 21600" draw:glue-points="0 0 0 21600 21600 10800" draw:text-areas="0 ?f9 7800 ?f10" draw:type="right-brace" draw:modifiers="1800 11195.81151832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0.421cm" svg:height="0.469cm" svg:x="6.469cm" svg:y="5.34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574cm" svg:height="0.529cm" svg:x="3.355cm" svg:y="1.40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553cm" svg:height="0.529cm" svg:x="7.257cm" svg:y="1.591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1T10:38:08</dc:date>
    <dc:creator>kkk </dc:creator>
    <meta:generator>LibreOffice/3.3$Linux LibreOffice_project/330m19$Build-401</meta:generator>
    <meta:editing-duration>PT8H29M27S</meta:editing-duration>
    <meta:editing-cycles>35</meta:editing-cycles>
    <meta:document-statistic meta:object-count="1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sub>
      <mi>b</mi>
      <mn>4</mn>
    </msub>
    <annotation encoding="StarMath 5.0">b_4</annotation>
  </semantics>
</math>
</file>

<file path=Object 11/content.xml><?xml version="1.0" encoding="utf-8"?>
<math xmlns="http://www.w3.org/1998/Math/MathML">
  <semantics>
    <msub>
      <mi>c</mi>
      <mi>d</mi>
    </msub>
    <annotation encoding="StarMath 5.0">c_d</annotation>
  </semantics>
</math>
</file>

<file path=Object 2/content.xml><?xml version="1.0" encoding="utf-8"?>
<math xmlns="http://www.w3.org/1998/Math/MathML">
  <semantics>
    <mi>M</mi>
    <annotation encoding="StarMath 5.0">M</annotation>
  </semantics>
</math>
</file>

<file path=Object 3/content.xml><?xml version="1.0" encoding="utf-8"?>
<math xmlns="http://www.w3.org/1998/Math/MathML">
  <semantics>
    <mi>N</mi>
    <annotation encoding="StarMath 5.0">N</annotation>
  </semantics>
</math>
</file>

<file path=Object 4/content.xml><?xml version="1.0" encoding="utf-8"?>
<math xmlns="http://www.w3.org/1998/Math/MathML">
  <semantics>
    <mi>G</mi>
    <annotation encoding="StarMath 5.0">G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row>
      <msub>
        <mi>b</mi>
        <mn>3</mn>
      </msub>
      <msub>
        <mi>b</mi>
        <mn>2</mn>
      </msub>
      <msub>
        <mi>b</mi>
        <mn>1</mn>
      </msub>
      <msub>
        <mi>b</mi>
        <mn>0</mn>
      </msub>
    </mrow>
    <annotation encoding="StarMath 5.0">b_3 b_2 b_1 b_0</annotation>
  </semantics>
</math>
</file>

<file path=Object 7/content.xml><?xml version="1.0" encoding="utf-8"?>
<math xmlns="http://www.w3.org/1998/Math/MathML">
  <semantics>
    <mrow>
      <msub>
        <mi>d</mi>
        <mn>3</mn>
      </msub>
      <msub>
        <mi>d</mi>
        <mn>2</mn>
      </msub>
      <msub>
        <mi>d</mi>
        <mn>1</mn>
      </msub>
      <msub>
        <mi>d</mi>
        <mn>0</mn>
      </msub>
    </mrow>
    <annotation encoding="StarMath 5.0">d_3 d_2 d_1 d_0</annotation>
  </semantics>
</math>
</file>

<file path=Object 8/content.xml><?xml version="1.0" encoding="utf-8"?>
<math xmlns="http://www.w3.org/1998/Math/MathML">
  <semantics>
    <mi>c</mi>
    <annotation encoding="StarMath 5.0">c</annotation>
  </semantics>
</math>
</file>

<file path=Object 9/content.xml><?xml version="1.0" encoding="utf-8"?>
<math xmlns="http://www.w3.org/1998/Math/MathML">
  <semantics>
    <mn>0</mn>
    <annotation encoding="StarMath 5.0">0</annotation>
  </semantics>
</math>
</file>